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Mono" svg:font-family="UbuntuMono, courier, 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2c7e" officeooo:paragraph-rsid="00092c7e"/>
    </style:style>
    <style:style style:name="P2" style:family="paragraph" style:parent-style-name="Standard" style:list-style-name="L1">
      <style:text-properties officeooo:rsid="00092c7e" officeooo:paragraph-rsid="000a7f03"/>
    </style:style>
    <style:style style:name="P3" style:family="paragraph" style:parent-style-name="Standard">
      <style:text-properties fo:color="#5b277d" fo:font-size="20pt" style:text-underline-style="solid" style:text-underline-width="auto" style:text-underline-color="font-color" fo:font-weight="bold" officeooo:rsid="00092c7e" officeooo:paragraph-rsid="00092c7e" style:font-weight-asian="bold" style:font-weight-complex="bold"/>
    </style:style>
    <style:style style:name="P4" style:family="paragraph" style:parent-style-name="Standard">
      <style:text-properties fo:color="#000000" fo:font-size="14pt" style:text-underline-style="none" fo:font-weight="normal" officeooo:rsid="00092c7e" officeooo:paragraph-rsid="00092c7e" style:font-weight-asian="normal" style:font-weight-complex="normal"/>
    </style:style>
    <style:style style:name="P5" style:family="paragraph" style:parent-style-name="Standard" style:list-style-name="L1">
      <style:text-properties officeooo:paragraph-rsid="00092c7e"/>
    </style:style>
    <style:style style:name="P6" style:family="paragraph" style:parent-style-name="Standard" style:list-style-name="L1">
      <style:text-properties officeooo:paragraph-rsid="00117cba"/>
    </style:style>
    <style:style style:name="P7" style:family="paragraph" style:parent-style-name="Standard" style:list-style-name="L1">
      <style:text-properties officeooo:rsid="000a7f03" officeooo:paragraph-rsid="000a7f03"/>
    </style:style>
    <style:style style:name="P8" style:family="paragraph" style:parent-style-name="Standard">
      <style:text-properties officeooo:rsid="000a7f03" officeooo:paragraph-rsid="000a7f03"/>
    </style:style>
    <style:style style:name="P9" style:family="paragraph" style:parent-style-name="Standard" style:list-style-name="L1">
      <style:text-properties officeooo:rsid="000c0c8c" officeooo:paragraph-rsid="000c0c8c"/>
    </style:style>
    <style:style style:name="P10" style:family="paragraph" style:parent-style-name="Standard">
      <style:text-properties officeooo:rsid="000c0c8c" officeooo:paragraph-rsid="000f0998"/>
    </style:style>
    <style:style style:name="P11" style:family="paragraph" style:parent-style-name="Standard">
      <style:paragraph-properties fo:text-align="start" style:justify-single-word="false"/>
      <style:text-properties officeooo:rsid="000c0c8c" officeooo:paragraph-rsid="000f0998"/>
    </style:style>
    <style:style style:name="P12" style:family="paragraph" style:parent-style-name="Standard">
      <style:text-properties officeooo:paragraph-rsid="000c0c8c"/>
    </style:style>
    <style:style style:name="P13" style:family="paragraph" style:parent-style-name="Standard" style:list-style-name="L1">
      <style:text-properties officeooo:rsid="000f0998" officeooo:paragraph-rsid="000f0998"/>
    </style:style>
    <style:style style:name="P14" style:family="paragraph" style:parent-style-name="Standard" style:list-style-name="L1">
      <style:text-properties officeooo:rsid="001074c0" officeooo:paragraph-rsid="001074c0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17cba"/>
    </style:style>
    <style:style style:name="P16" style:family="paragraph" style:parent-style-name="Standard">
      <style:paragraph-properties fo:text-align="start" style:justify-single-word="false"/>
      <style:text-properties officeooo:paragraph-rsid="00117cb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17cba" officeooo:paragraph-rsid="00117cba"/>
    </style:style>
    <style:style style:name="P18" style:family="paragraph">
      <loext:graphic-properties draw:fill-color="#e8f2a1"/>
    </style:style>
    <style:style style:name="T1" style:family="text">
      <style:text-properties fo:color="#000000" fo:font-size="14pt" style:text-underline-style="none" fo:font-weight="normal" style:font-weight-asian="normal" style:font-weight-complex="normal"/>
    </style:style>
    <style:style style:name="T2" style:family="text">
      <style:text-properties fo:color="#000000" fo:font-size="14pt" style:text-underline-style="none" fo:font-weight="normal" officeooo:rsid="00092c7e" style:font-weight-asian="normal" style:font-weight-complex="normal"/>
    </style:style>
    <style:style style:name="T3" style:family="text">
      <style:text-properties fo:color="#000000" fo:font-size="14pt" style:text-underline-style="none" fo:font-weight="normal" officeooo:rsid="000c0c8c" style:font-weight-asian="normal" style:font-weight-complex="normal"/>
    </style:style>
    <style:style style:name="T4" style:family="text">
      <style:text-properties fo:color="#000000" fo:font-size="14pt" style:text-underline-style="none" fo:font-weight="normal" officeooo:rsid="000c6682" style:font-weight-asian="normal" style:font-weight-complex="normal"/>
    </style:style>
    <style:style style:name="T5" style:family="text">
      <style:text-properties fo:color="#000000" fo:font-size="14pt" style:text-underline-style="none" fo:font-weight="normal" officeooo:rsid="001074c0" style:font-weight-asian="normal" style:font-weight-complex="normal"/>
    </style:style>
    <style:style style:name="T6" style:family="text">
      <style:text-properties fo:color="#000000" fo:font-size="14pt" style:text-underline-style="none" fo:font-weight="normal" officeooo:rsid="00117cba" style:font-weight-asian="normal" style:font-weight-complex="normal"/>
    </style:style>
    <style:style style:name="T7" style:family="text">
      <style:text-properties fo:color="#000000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position="super 58%" fo:font-size="14pt" style:text-underline-style="none" fo:font-weight="normal" style:font-weight-asian="normal" style:font-weight-complex="normal"/>
    </style:style>
    <style:style style:name="T9" style:family="text">
      <style:text-properties fo:color="#000000" style:text-position="super 58%" fo:font-size="14pt" style:text-underline-style="none" fo:font-weight="normal" officeooo:rsid="000c6682" style:font-weight-asian="normal" style:font-weight-complex="normal"/>
    </style:style>
    <style:style style:name="T10" style:family="text">
      <style:text-properties fo:color="#000000" style:text-position="super 58%" fo:font-size="14pt" style:text-underline-style="none" fo:font-weight="normal" officeooo:rsid="00117cba" style:font-weight-asian="normal" style:font-weight-complex="normal"/>
    </style:style>
    <style:style style:name="T11" style:family="text">
      <style:text-properties fo:color="#000000" style:text-position="0% 100%" fo:font-size="14pt" style:text-underline-style="none" fo:font-weight="normal" style:font-weight-asian="normal" style:font-weight-complex="normal"/>
    </style:style>
    <style:style style:name="T12" style:family="text">
      <style:text-properties fo:color="#000000" style:text-position="0% 100%" fo:font-size="14pt" style:text-underline-style="none" fo:font-weight="normal" officeooo:rsid="001074c0" style:font-weight-asian="normal" style:font-weight-complex="normal"/>
    </style:style>
    <style:style style:name="T13" style:family="text">
      <style:text-properties fo:color="#000000" style:text-position="0% 100%" fo:font-size="14pt" style:text-underline-style="none" fo:font-weight="normal" officeooo:rsid="00117cba" style:font-weight-asian="normal" style:font-weight-complex="normal"/>
    </style:style>
    <style:style style:name="T14" style:family="text">
      <style:text-properties fo:color="#000000" style:text-position="0% 100%" fo:font-size="14pt" style:text-underline-style="none" fo:font-weight="normal" officeooo:rsid="0012210b" style:font-weight-asian="normal" style:font-weight-complex="normal"/>
    </style:style>
    <style:style style:name="T15" style:family="text">
      <style:text-properties fo:color="#000000" style:text-position="0% 100%" fo:font-size="14pt" fo:font-style="normal" style:text-underline-style="none" fo:font-weight="normal" officeooo:rsid="00117cba" style:font-style-asian="normal" style:font-weight-asian="normal" style:font-style-complex="normal" style:font-weight-complex="normal"/>
    </style:style>
    <style:style style:name="T16" style:family="text">
      <style:text-properties fo:color="#ff0000" style:text-position="0% 100%" fo:font-size="14pt" style:text-underline-style="none" fo:font-weight="normal" officeooo:rsid="00117cba" style:font-weight-asian="normal" style:font-weight-complex="normal"/>
    </style:style>
    <style:style style:name="T17" style:family="text">
      <style:text-properties fo:color="#2a6099" fo:font-size="14pt" style:text-underline-style="none" fo:font-weight="normal" style:font-weight-asian="normal" style:font-weight-complex="normal"/>
    </style:style>
    <style:style style:name="T18" style:family="text">
      <style:text-properties fo:color="#2a6099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color="#2a6099" fo:font-size="14pt" fo:font-style="normal" style:text-underline-style="none" fo:font-weight="normal" officeooo:rsid="000f0998" style:font-style-asian="normal" style:font-weight-asian="normal" style:font-style-complex="normal" style:font-weight-complex="normal"/>
    </style:style>
    <style:style style:name="T20" style:family="text">
      <style:text-properties style:text-position="0% 100%"/>
    </style:style>
    <style:style style:name="T21" style:family="text">
      <style:text-properties fo:color="#ffffff" fo:font-size="14pt" fo:font-style="normal" style:text-underline-style="none" fo:font-weight="normal" officeooo:rsid="000c6682" fo:background-color="#000000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ffffff" style:text-line-through-style="none" style:text-line-through-type="none" style:font-name="Ubuntu Mono" fo:font-size="14pt" fo:font-style="normal" style:text-underline-style="none" fo:font-weight="normal" officeooo:rsid="000a7f03" fo:background-color="#000000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ffffff" style:text-line-through-style="none" style:text-line-through-type="none" style:font-name="Ubuntu Mono" fo:font-size="14pt" fo:font-style="normal" style:text-underline-style="none" fo:font-weight="normal" officeooo:rsid="000f0998" fo:background-color="#000000" loext:char-shading-value="0" style:font-style-asian="normal" style:font-weight-asian="normal" style:font-style-complex="normal" style:font-weight-complex="normal"/>
    </style:style>
    <style:style style:name="T24" style:family="text">
      <style:text-properties fo:color="#ffffff" style:font-name="Ubuntu Mono" fo:font-size="14pt" fo:font-style="normal" style:text-underline-style="none" fo:font-weight="normal" officeooo:rsid="000c6682" fo:background-color="#000000" loext:char-shading-value="0" style:font-style-asian="normal" style:font-weight-asian="normal" style:font-style-complex="normal" style:font-weight-complex="normal"/>
    </style:style>
    <style:style style:name="T25" style:family="text">
      <style:text-properties fo:color="#ffffff" style:font-name="Ubuntu Mono" fo:font-size="14pt" fo:font-style="normal" style:text-underline-style="none" fo:font-weight="normal" officeooo:rsid="000f0998" fo:background-color="#000000" loext:char-shading-value="0" style:font-style-asian="normal" style:font-weight-asian="normal" style:font-style-complex="normal" style:font-weight-complex="normal"/>
    </style:style>
    <style:style style:name="T26" style:family="text">
      <style:text-properties fo:color="#ffffff" style:font-name="Ubuntu Mono" fo:font-size="14pt" fo:font-style="normal" style:text-underline-style="none" fo:font-weight="normal" officeooo:rsid="000a7f03" fo:background-color="#000000" loext:char-shading-value="0" style:font-style-asian="normal" style:font-weight-asian="normal" style:font-style-complex="normal" style:font-weight-complex="normal"/>
    </style:style>
    <style:style style:name="T27" style:family="text">
      <style:text-properties fo:color="#ffff00" style:font-name="Ubuntu Mono" fo:font-size="14pt" fo:font-style="normal" style:text-underline-style="none" fo:font-weight="normal" officeooo:rsid="000a7f03" fo:background-color="#000000" loext:char-shading-value="0" style:font-style-asian="normal" style:font-weight-asian="normal" style:font-style-complex="normal" style:font-weight-complex="normal"/>
    </style:style>
    <style:style style:name="T28" style:family="text">
      <style:text-properties fo:color="#355269" fo:font-size="14pt" style:text-underline-style="none" fo:font-weight="normal" style:font-weight-asian="normal" style:font-weight-complex="normal"/>
    </style:style>
    <style:style style:name="T29" style:family="text">
      <style:text-properties fo:color="#355269"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ffffff" style:text-position="0% 100%" style:font-name="UbuntuMono" fo:font-size="14pt" fo:letter-spacing="normal" fo:font-style="normal" style:text-underline-style="none" fo:font-weight="normal" fo:background-color="#000000" loext:char-shading-value="0" style:font-weight-asian="normal" style:font-weight-complex="normal"/>
    </style:style>
    <style:style style:name="T31" style:family="text">
      <style:text-properties fo:color="#55308d" style:text-position="0% 100%" fo:font-size="14pt" fo:font-style="italic" style:text-underline-style="none" fo:font-weight="normal" officeooo:rsid="00117cba" fo:background-color="#ffffff" loext:char-shading-value="0" style:font-style-asian="italic" style:font-weight-asian="normal" style:font-style-complex="italic" style:font-weight-complex="normal"/>
    </style:style>
    <style:style style:name="T32" style:family="text">
      <style:text-properties fo:color="#650953" style:text-position="0% 100%" fo:font-size="14pt" style:text-underline-style="none" fo:font-weight="normal" officeooo:rsid="00117cba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svg:stroke-color="#d4ea6b" draw:fill-color="#e8f2a1" draw:textarea-horizontal-align="justify" draw:textarea-vertical-align="middle" draw:auto-grow-height="false" fo:min-height="8.123cm" fo:min-width="14.3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to install eclipse in linux mint : -</text:p>
      <text:p text:style-name="P3"/>
      <text:p text:style-name="P4">To install eclipse ide you can follow the isntruction which is given below:-</text:p>
      <text:list xml:id="list3328054241" text:style-name="L1">
        <text:list-item>
          <text:p text:style-name="P5"><text:span text:style-name="T2">Open eclipse official website and download “tar.gz” file.</text:span></text:p>
          <text:p text:style-name="P5"><text:span text:style-name="T2"/></text:p>
        </text:list-item>
        <text:list-item>
          <text:p text:style-name="P7"><text:span text:style-name="T2">N</text:span><text:span text:style-name="T1">ow create one folder in your username directory in my case</text:span><text:span text:style-name="T28"> </text:span><text:span text:style-name="T18">home/coder</text:span><text:span text:style-name="T29"> </text:span><text:span text:style-name="T7">is my username directory.(created file </text:span><text:span text:style-name="T18">eclipse-</text:span><text:span text:style-name="T19">ide</text:span><text:span text:style-name="T7">)</text:span></text:p>
        </text:list-item>
      </text:list>
      <text:p text:style-name="P8"><text:span text:style-name="T7"/></text:p>
      <text:list xml:id="list140727931026094" text:continue-numbering="true" text:style-name="L1">
        <text:list-item>
          <text:p text:style-name="P1"><text:span text:style-name="T17">Now run this command</text:span><text:span text:style-name="T1"> </text:span><text:span text:style-name="T3">for extrecting and copy </text:span><text:span text:style-name="T5">paste </text:span><text:span text:style-name="T3">the download file.</text:span></text:p>
          <text:p text:style-name="P2"><text:span text:style-name="T1">“ </text:span><text:span text:style-name="T26">tar -zxvf </text:span><text:span text:style-name="T27">filename.tar.gz</text:span><text:span text:style-name="T26"> -</text:span><text:span text:style-name="T22">C /home/coder/eclipse-</text:span><text:span text:style-name="T23">ide</text:span><text:span text:style-name="T1">”</text:span></text:p>
          <text:p text:style-name="P2"><text:span text:style-name="T1"/></text:p>
        </text:list-item>
        <text:list-item>
          <text:p text:style-name="P9"><text:span text:style-name="T1">After </text:span><text:span text:style-name="T4">doing 3</text:span><text:span text:style-name="T9">rd</text:span><text:span text:style-name="T4"> step we gonna add the eclipse ide in menu bar by running this command:-</text:span></text:p>
          <text:p text:style-name="P9"><text:span text:style-name="T4">“ </text:span><text:span text:style-name="T24">sudo gedit /usr/share/applications/eclipse-</text:span><text:span text:style-name="T25">ide</text:span><text:span text:style-name="T24">.desktop</text:span><text:span text:style-name="T21"> </text:span><text:span text:style-name="T4">”</text:span></text:p>
          <text:p text:style-name="P13"><text:span text:style-name="T4">a</text:span><text:span text:style-name="T1">nd add this code in eclipse-ide.desktop file</text:span></text:p>
          <text:p text:style-name="P9"><text:span text:style-name="T4"/></text:p>
        </text:list-item>
      </text:list>
      <text:p text:style-name="P12"><draw:custom-shape text:anchor-type="paragraph" draw:z-index="0" draw:name="Shape1" draw:style-name="gr1" draw:text-style-name="P18" svg:width="14.341cm" svg:height="8.123cm" svg:x="1.884cm" svg:y="0.002cm"><text:p text:style-name="P11"><text:span text:style-name="T4"><text:s text:c="3"/></text:span><text:span text:style-name="T6">[</text:span><text:span text:style-name="T4">Desktop Entry]</text:span></text:p><text:p text:style-name="P10"><text:span text:style-name="T4"><text:s text:c="3"/>Encoding=UTF-8</text:span></text:p><text:p text:style-name="P10"><text:span text:style-name="T4"><text:s text:c="3"/>Exec=/home/coder/eclipse-ide/eclipse/eclipse</text:span></text:p><text:p text:style-name="P10"><text:span text:style-name="T4"><text:s text:c="3"/>Icon=/home/coder/eclipse-ide/eclipse/icon.xpm</text:span></text:p><text:p text:style-name="P10"><text:span text:style-name="T4"><text:s text:c="3"/>Type=Application</text:span></text:p><text:p text:style-name="P10"><text:span text:style-name="T4"><text:s text:c="3"/>Terminal=false</text:span></text:p><text:p text:style-name="P10"><text:span text:style-name="T4"><text:s text:c="3"/>Comment=Eclipse Integrated Development Environment</text:span></text:p><text:p text:style-name="P10"><text:span text:style-name="T4"><text:s text:c="3"/>Name=Eclipse Ide</text:span></text:p><text:p text:style-name="P10"><text:span text:style-name="T4"><text:s text:c="3"/>GenericName=eclipse-4.6 M5</text:span></text:p><text:p text:style-name="P10"><text:span text:style-name="T4"><text:s text:c="3"/>StartupNotify=false</text:span></text:p><text:p text:style-name="P10"><text:span text:style-name="T4"><text:s text:c="3"/>Categories=Development;IDE;Java;</text:span></text:p><draw:enhanced-geometry svg:viewBox="0 0 21600 21600" draw:type="rectangle" draw:enhanced-path="M 0 0 L 21600 0 21600 21600 0 21600 0 0 Z N"/></draw:custom-shape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p text:style-name="P12"><text:span text:style-name="T4"/></text:p>
      <text:list xml:id="list140729319883745" text:continue-numbering="true" text:style-name="L1">
        <text:list-item>
          <text:p text:style-name="P14"><text:span text:style-name="T4">i</text:span><text:span text:style-name="T1">f gedit is not your internal command then install it from given command then do the step no 4</text:span><text:span text:style-name="T8">th</text:span><text:span text:style-name="T11">.</text:span></text:p>
          <text:p text:style-name="P6"><text:span text:style-name="T12">“ </text:span><text:span text:style-name="T30">sudo apt-get install gedit</text:span><text:span text:style-name="T12"> ”</text:span></text:p>
          <text:p text:style-name="P6"><text:span text:style-name="T12"><text:s/></text:span></text:p>
          <text:p text:style-name="P6"><text:span text:style-name="T13">OR, open <text:s text:c="2"/></text:span><text:span text:style-name="T31">/usr/share/applications/ </text:span><text:span text:style-name="T15"><text:s/>as root </text:span><text:span text:style-name="T13"><text:s/>and create a file name </text:span></text:p>
          <text:p text:style-name="P15"><text:span text:style-name="T13">“</text:span><text:span text:style-name="T16">eclipse-ide.desktop</text:span><text:span text:style-name="T13">” and open as root this eclipse-ide.desktop from text editor then paste </text:span><text:span text:style-name="T32">[Desktop Entry]</text:span><text:span text:style-name="T13"> which is given in step no 4</text:span><text:span text:style-name="T10">th</text:span><text:span text:style-name="T13"> .</text:span></text:p>
        </text:list-item>
      </text:list>
      <text:p text:style-name="P16"><text:span text:style-name="T13"/></text:p>
      <text:list xml:id="list140727830469621" text:continue-numbering="true" text:style-name="L1">
        <text:list-item>
          <text:p text:style-name="P17"><text:span text:style-name="T11">Then go inside programmin in menu and you will see Eclipse Ide is created in menu. </text:span><text:span text:style-name="T14">Launch the Ide keep your Programming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Mono" svg:font-family="UbuntuMono, courier, 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2:17:23.989455340</meta:creation-date>
    <dc:date>2020-11-04T14:07:23.466250964</dc:date>
    <meta:editing-duration>PT2M53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6" meta:word-count="197" meta:character-count="1401" meta:non-whitespace-character-count="1196"/>
  </office:meta>
</office:document-meta>
</file>